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1a9" officeooo:paragraph-rsid="0003b1a9"/>
    </style:style>
    <style:style style:name="P2" style:family="paragraph" style:parent-style-name="Standard">
      <style:paragraph-properties fo:text-align="start" style:justify-single-word="false"/>
      <style:text-properties officeooo:rsid="0003b1a9" officeooo:paragraph-rsid="0003b1a9"/>
    </style:style>
    <style:style style:name="P3" style:family="paragraph" style:parent-style-name="Standard">
      <style:paragraph-properties fo:text-align="start" style:justify-single-word="false"/>
      <style:text-properties officeooo:rsid="0003b1a9" officeooo:paragraph-rsid="0005d3ae"/>
    </style:style>
    <style:style style:name="P4" style:family="paragraph" style:parent-style-name="Standard">
      <style:paragraph-properties fo:text-align="end" style:justify-single-word="false"/>
      <style:text-properties officeooo:rsid="0003b1a9" officeooo:paragraph-rsid="0003b1a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5d97" officeooo:paragraph-rsid="00045d9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5d97" officeooo:paragraph-rsid="0004ffd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5d97" officeooo:paragraph-rsid="000575de"/>
    </style:style>
    <style:style style:name="P8" style:family="paragraph" style:parent-style-name="Standard">
      <style:paragraph-properties fo:text-align="start" style:justify-single-word="false"/>
      <style:text-properties officeooo:paragraph-rsid="00045d9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45d9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4ffd9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5d97" officeooo:paragraph-rsid="00045d97"/>
    </style:style>
    <style:style style:name="P12" style:family="paragraph" style:parent-style-name="Standard">
      <style:paragraph-properties fo:text-align="start" style:justify-single-word="false"/>
      <style:text-properties officeooo:rsid="0004ffd9" officeooo:paragraph-rsid="0004ffd9"/>
    </style:style>
    <style:style style:name="P13" style:family="paragraph" style:parent-style-name="Standard" style:master-page-name="">
      <style:paragraph-properties style:page-number="auto" style:shadow="none"/>
      <style:text-properties officeooo:paragraph-rsid="0004a275"/>
    </style:style>
    <style:style style:name="P14" style:family="paragraph" style:parent-style-name="Standard">
      <style:paragraph-properties style:shadow="none"/>
      <style:text-properties officeooo:paragraph-rsid="0004a275"/>
    </style:style>
    <style:style style:name="P15" style:family="paragraph" style:parent-style-name="Standard">
      <style:paragraph-properties style:shadow="none"/>
      <style:text-properties style:font-name="Linux Biolinum O" fo:font-size="8pt" officeooo:paragraph-rsid="0004a275" style:font-size-asian="8pt" style:font-size-complex="8pt"/>
    </style:style>
    <style:style style:name="P16" style:family="paragraph" style:parent-style-name="Text_20_body">
      <style:text-properties officeooo:paragraph-rsid="000575de"/>
    </style:style>
    <style:style style:name="P17" style:family="paragraph" style:parent-style-name="Text_20_body">
      <style:text-properties fo:font-size="12pt" officeooo:rsid="0007e47c" officeooo:paragraph-rsid="0007e47c" style:font-size-asian="10.5pt" style:font-size-complex="12pt"/>
    </style:style>
    <style:style style:name="P18" style:family="paragraph" style:parent-style-name="Text_20_body">
      <style:text-properties fo:font-size="12pt" officeooo:rsid="0007e47c" officeooo:paragraph-rsid="000575de" style:font-size-asian="10.5pt" style:font-size-complex="12pt"/>
    </style:style>
    <style:style style:name="P19" style:family="paragraph" style:parent-style-name="Endnote" style:master-page-name="">
      <style:paragraph-properties style:page-number="auto" style:shadow="none"/>
    </style:style>
    <style:style style:name="T1" style:family="text">
      <style:text-properties officeooo:rsid="00045d97"/>
    </style:style>
    <style:style style:name="T2" style:family="text">
      <style:text-properties style:font-name="Linux Biolinum O" fo:font-size="8pt" style:font-size-asian="8pt" style:font-size-complex="8pt"/>
    </style:style>
    <style:style style:name="T3" style:family="text">
      <style:text-properties officeooo:rsid="0004ffd9"/>
    </style:style>
    <style:style style:name="T4" style:family="text">
      <style:text-properties officeooo:rsid="000575de"/>
    </style:style>
    <style:style style:name="T5" style:family="text">
      <style:text-properties officeooo:rsid="0005c074"/>
    </style:style>
    <style:style style:name="T6" style:family="text">
      <style:text-properties officeooo:rsid="0005d3ae"/>
    </style:style>
    <style:style style:name="T7" style:family="text">
      <style:text-properties officeooo:rsid="0008e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2 Part 1 Report</text:p>
      <text:p text:style-name="P4">Ken Chang</text:p>
      <text:p text:style-name="P8"><text:span text:style-name="T1">HackPad Link: </text:span><text:a xlink:type="simple" xlink:href="https://st2015.hackpad.com/Homework-2-Stage-1-SKAjlpkY6K2"><text:span text:style-name="T1">https://st2015.hackpad.com/Homework-2-Stage-1-SKAjlpkY6K2</text:span></text:a></text:p>
      <text:p text:style-name="P3"><text:tab/>In this homework, it took me quite a long time to figure out how exactly I should setup the environment to test gcovr on my feature code and test code. In the end, I ended up consulting with my partner, <text:span text:style-name="T1">who gave me the idea </text:span>to combine the gtest with gcovr so I could write test code using gtest and then run gcovr to link the test code with my feature code to check the coverage. </text:p>
      <text:p text:style-name="P3"/>
      <text:p text:style-name="P3"><text:span text:style-name="T6"><text:tab/>Also, I have encountered a bug that I didn't get in homework 1 stage 1; the compiler will send back an error message when I didn't not include a header file for NextDate. So I ended up deleting my NextDate.ccp and rewriting the it (the feature code). <text:s/>The error message no longer appear after I setup a header file for NextDate.cpp.</text:span></text:p>
      <text:p text:style-name="P3"/>
      <text:p text:style-name="P3"><text:tab/>As for the test code, I have included the test cases for C0, C1, and MCDC; C2 is excluded because for loop <text:span text:style-name="T1">isn't present in the feature code </text:span>for next date and triangle problem. <text:span text:style-name="T1">The detail result are recorded on hackpad.</text:span></text:p>
      <text:p text:style-name="P2"><text:tab/></text:p>
      <text:p text:style-name="P11">Triangle Problem:</text:p>
      <text:list xml:id="list5665846636590152891" text:style-name="L1">
        <text:list-item>
          <text:p text:style-name="P9"><text:span text:style-name="T1">C0:</text:span></text:p>
          <text:list>
            <text:list-item>
              <text:p text:style-name="P5"><text:span text:style-name="T3">Add the </text:span>test cases that meets the minimum requirement of the feature code; test cases that will have the feature code output all the result (e.g. Isoscelese, Scalene, … etc.)</text:p>
            </text:list-item>
          </text:list>
        </text:list-item>
        <text:list-item>
          <text:p text:style-name="P5">C1:</text:p>
          <text:list>
            <text:list-item>
              <text:p text:style-name="P5">basically including extra test cases that will trigger the invalid input detection of the feature code</text:p>
            </text:list-item>
            <text:list-item>
              <text:p text:style-name="P5">We expect the invalid input will result returning of an error message</text:p>
            </text:list-item>
          </text:list>
        </text:list-item>
        <text:list-item>
          <text:p text:style-name="P5">MCDC:</text:p>
          <text:list>
            <text:list-item>
              <text:p text:style-name="P5">Additional test cases to test all complicated conditions.</text:p>
              <text:list>
                <text:list-item>
                  <text:p text:style-name="P5">e.g. the triangle problem, test cases for checking out of bound input values</text:p>
                </text:list-item>
              </text:list>
            </text:list-item>
          </text:list>
        </text:list-item>
      </text:list>
      <text:p text:style-name="P13"><text:tab/> <text:s text:c="5"/></text:p>
      <text:p text:style-name="P15"><text:tab/>EXPECT_EQ("Exceed length limitation", triangleType(201,10,15));</text:p>
      <text:p text:style-name="P15"><text:tab/>EXPECT_EQ("Exceed length limitation", triangleType(-1, 15, 10));</text:p>
      <text:p text:style-name="P15"><text:tab/>EXPECT_EQ("Exceed length limitation", triangleType(1, 202, 10));</text:p>
      <text:p text:style-name="P15"><text:tab/>EXPECT_EQ("Exceed length limitation", triangleType(1, -1, 10));</text:p>
      <text:p text:style-name="P15"><text:tab/>EXPECT_EQ("Exceed length limitation", triangleType(9, 10, 1000));</text:p>
      <text:p text:style-name="P14"><text:span text:style-name="T2"><text:tab/>EXPECT_EQ("Exceed length limitation", triangleType(9, 10, -1));</text:span></text:p>
      <text:p text:style-name="P19"><text:tab/><text:tab/><text:tab/></text:p>
      <text:p text:style-name="P12">NextDate Problem:</text:p>
      <text:list xml:id="list174657217070288" text:continue-numbering="true" text:style-name="L1">
        <text:list-item>
          <text:p text:style-name="P10"><text:span text:style-name="T1">C0:</text:span></text:p>
          <text:list>
            <text:list-item>
              <text:p text:style-name="P6"><text:span text:style-name="T3">Very similar to the triangle problem, the </text:span>test cases that meets the minimum requirement of the feature code <text:span text:style-name="T3">are added</text:span>; test cases that will have the feature code output all the result <text:span text:style-name="T5">(e.g. <text:s/>regular increment of a day, end of a month)</text:span></text:p>
            </text:list-item>
          </text:list>
        </text:list-item>
        <text:list-item>
          <text:p text:style-name="P6">C1:</text:p>
          <text:list>
            <text:list-item>
              <text:p text:style-name="P6">basically including extra test cases that will trigger the invalid input detection of the feature code</text:p>
            </text:list-item>
            <text:list-item>
              <text:p text:style-name="P6">We expect the invalid input will result returning of an error message <text:span text:style-name="T5">(earlier than 1811 will be invalid and later than 2015 will also be invalid input, negative and zero value inputs, … etc.)</text:span></text:p>
            </text:list-item>
          </text:list>
        </text:list-item>
        <text:list-item>
          <text:p text:style-name="P6">MCDC:</text:p>
          <text:list>
            <text:list-item>
              <text:p text:style-name="P6">Additional test cases to test all complicated conditions.</text:p>
              <text:list>
                <text:list-item>
                  <text:p text:style-name="P7">e.g. <text:span text:style-name="T4">February and leap year test cases</text:span></text:p>
                </text:list-item>
              </text:list>
            </text:list-item>
          </text:list>
        </text:list-item>
      </text:list>
      <text:p text:style-name="Text_20_body"><text:span text:style-name="T2"><text:tab/><text:tab/>EXPECT_EQ("3/1/2014", NextDate(2, 28, 2014));<text:line-break/><text:tab/><text:tab/>EXPECT_EQ("2/4/2014", NextDate(2, 3, 2014));</text:span></text:p>
      <text:p text:style-name="P16"><text:span text:style-name="T2"><text:tab/><text:tab/>EXPECT_EQ("2/29/2000", NextDate(2, 28, 2000));</text:span></text:p>
      <text:p text:style-name="P16"><text:soft-page-break/><text:span text:style-name="T2"><text:tab/><text:tab/>EXPECT_EQ("3/1/2004", NextDate(2, 29, 2004));</text:span></text:p>
      <text:p text:style-name="P16"/>
      <text:p text:style-name="P18"/>
      <text:p text:style-name="P17">The DD-path for triangle problem and NextDate problem helped me include the MCDC test cases. The full image of the two DD-path can be found in the attachment in this hom<text:span text:style-name="T7">e</text:span>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Quotations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7:09:02.670984049</meta:creation-date>
    <dc:date>2015-12-29T17:46:56.130351740</dc:date>
    <meta:editing-duration>PT31M53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481" meta:character-count="2979" meta:non-whitespace-character-count="2512"/>
  </office:meta>
</office:document-meta>
</file>